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941cm" fo:min-width="7.04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811cm" fo:min-width="2.191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851cm" fo:min-width="2.78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2.798cm" fo:min-width="6.81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97cm" fo:min-width="5.10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423cm" fo:min-width="2.041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1.401cm" fo:min-width="7.001cm"/>
    </style:style>
    <style:style style:name="gr15" style:family="graphic" style:parent-style-name="objectwithoutfill">
      <style:graphic-properties draw:marker-end="Triangle_20_unfilled" draw:fill="none" draw:textarea-vertical-align="middle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0.811cm" fo:min-width="1.623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235cm" fo:min-width="1.024cm"/>
    </style:style>
    <style:style style:name="gr19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 draw:fill-color="#ffffff"/>
      <style:text-properties fo:color="#000000" fo:font-size="20pt" fo:font-weight="normal" style:font-size-asian="20pt" style:font-size-complex="20pt"/>
    </style:style>
    <style:style style:name="P5" style:family="paragraph">
      <loext:graphic-properties draw:fill="none" draw:fill-color="#ffffff"/>
      <style:text-properties fo:color="#000000" fo:font-size="14pt" fo:font-weight="normal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color="#000000" fo:font-weight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eeee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Courier New" fo:font-size="10pt" fo:font-weight="normal" style:font-size-asian="10pt" style:font-size-complex="10pt"/>
    </style:style>
    <style:style style:name="T2" style:family="text">
      <style:text-properties fo:color="#000000" style:font-name="Courier New" fo:font-size="10pt" fo:font-weight="normal" style:font-size-asian="10pt" style:font-weight-asian="bold" style:font-size-complex="10pt" style:font-weight-complex="bold"/>
    </style:style>
    <style:style style:name="T3" style:family="text">
      <style:text-properties fo:color="#000000" fo:font-size="20pt" fo:font-weight="normal" style:font-size-asian="20pt" style:font-size-complex="20pt"/>
    </style:style>
    <style:style style:name="T4" style:family="text">
      <style:text-properties fo:color="#000000" fo:font-size="14pt" fo:font-weight="normal" style:font-size-asian="14pt" style:font-size-complex="14pt"/>
    </style:style>
    <style:style style:name="T5" style:family="text">
      <style:text-properties fo:color="#000000" style:font-name="Courier New" fo:font-size="6pt" style:text-underline-style="solid" style:text-underline-width="auto" style:text-underline-color="font-color" fo:font-weight="normal" style:font-size-asian="6pt" style:font-size-complex="6pt"/>
    </style:style>
    <style:style style:name="T6" style:family="text">
      <style:text-properties fo:color="#000000" style:font-name="Courier New" fo:font-size="10pt" style:text-underline-style="none" fo:font-weight="normal" style:font-size-asian="10pt" style:font-size-complex="10pt"/>
    </style:style>
    <style:style style:name="T7" style:family="text">
      <style:text-properties fo:color="#000000" style:font-name="Courier New" fo:font-size="10pt" style:text-underline-style="solid" style:text-underline-width="auto" style:text-underline-color="font-color" fo:font-weight="normal" style:font-size-asian="10pt" style:font-weight-asian="bold" style:font-size-complex="10pt" style:font-weight-complex="bold"/>
    </style:style>
    <style:style style:name="T8" style:family="text">
      <style:text-properties fo:color="#000000" style:font-name="Courier New"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style:font-name="Courier New" fo:font-size="10pt" style:text-underline-style="none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541cm" svg:height="4.191cm" svg:x="1.506cm" svg:y="3.159cm">
          <text:p text:style-name="P1"><text:span text:style-name="T1">Shipment</text:span></text:p>
          <text:p text:style-name="P1"><text:span text:style-name="T1">-expectedArrival : Date</text:span></text:p>
          <text:p text:style-name="P1"><text:span text:style-name="T1">-status : String</text:span></text:p>
          <text:p text:style-name="P1"><text:span text:style-name="T2">Shipment()</text:span></text:p>
          <text:p text:style-name="P1"><text:span text:style-name="T1">receive() : void</text:span></text:p>
          <text:p text:style-name="P1"><text:span text:style-name="T1">cancel() : void</text:span></text:p>
          <text:p text:style-name="P1"><text:span text:style-name="T1">getStatus() : String</text:span></text:p>
          <text:p text:style-name="P1"><text:span text:style-name="T1">setStatus(status : String): void</text:span></text:p>
          <text:p text:style-name="P1"><text:span text:style-name="T1">getSupplier() : Supplier</text:span></text:p>
          <text:p text:style-name="P1"><text:span text:style-name="T1">+toString() 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506cm" svg:y1="3.676cm" svg:x2="9.047cm" svg:y2="3.676cm">
          <text:p/>
        </draw:line>
        <draw:line draw:style-name="gr2" draw:text-style-name="P3" draw:layer="layout" svg:x1="1.506cm" svg:y1="4.454cm" svg:x2="9.047cm" svg:y2="4.454cm">
          <text:p/>
        </draw:line>
        <draw:frame draw:style-name="gr3" draw:text-style-name="P4" draw:layer="layout" svg:width="0.887cm" svg:height="1.038cm" svg:x="13.227cm" svg:y="4.683cm">
          <draw:text-box>
            <text:p><text:span text:style-name="T3">*</text:span></text:p>
          </draw:text-box>
        </draw:frame>
        <draw:frame draw:style-name="gr4" draw:text-style-name="P5" draw:layer="layout" svg:width="0.889cm" svg:height="0.806cm" svg:x="12.904cm" svg:y="3.756cm">
          <draw:text-box>
            <text:p><text:span text:style-name="T4">1</text:span></text:p>
          </draw:text-box>
        </draw:frame>
        <draw:connector draw:style-name="gr5" draw:text-style-name="P6" draw:layer="layout" draw:type="line" svg:x1="13.445cm" svg:y1="5.36cm" svg:x2="12.738cm" svg:y2="3.921cm" draw:start-shape="id1" draw:start-glue-point="0" draw:end-shape="id2" draw:end-glue-point="2" svg:d="M13445 5360l-707-1439" svg:viewBox="0 0 708 1440">
          <text:p/>
        </draw:connector>
        <draw:custom-shape draw:style-name="gr6" draw:text-style-name="P2" xml:id="id2" draw:id="id2" draw:layer="layout" svg:width="2.691cm" svg:height="1.061cm" svg:x="11.393cm" svg:y="2.86cm">
          <text:p text:style-name="P1"><text:span text:style-name="T2">Supplier</text:span></text:p>
          <text:p text:style-name="P1"><text:span text:style-name="T5"/></text:p>
          <text:p text:style-name="P1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385cm" svg:y1="3.287cm" svg:x2="14.076cm" svg:y2="3.287cm">
          <text:p/>
        </draw:line>
        <draw:line draw:style-name="gr2" draw:text-style-name="P3" xml:id="id6" draw:id="id6" draw:layer="layout" svg:x1="11.393cm" svg:y1="3.473cm" svg:x2="14.084cm" svg:y2="3.473cm">
          <text:p/>
        </draw:line>
        <draw:custom-shape draw:style-name="gr7" draw:text-style-name="P2" xml:id="id1" draw:id="id1" draw:layer="layout" svg:width="3.28cm" svg:height="1.101cm" svg:x="11.805cm" svg:y="5.36cm">
          <text:p text:style-name="P1"><text:span text:style-name="T2">PurchaseOrder</text:span></text:p>
          <text:p text:style-name="P1"><text:span text:style-name="T5"/></text:p>
          <text:p text:style-name="P1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xml:id="id4" draw:id="id4" draw:layer="layout" svg:x1="11.795cm" svg:y1="5.803cm" svg:x2="15.075cm" svg:y2="5.803cm">
          <text:p/>
        </draw:line>
        <draw:line draw:style-name="gr2" draw:text-style-name="P3" draw:layer="layout" svg:x1="11.805cm" svg:y1="5.996cm" svg:x2="15.085cm" svg:y2="5.996cm">
          <text:p/>
        </draw:line>
        <draw:custom-shape draw:style-name="gr8" draw:text-style-name="P2" xml:id="id5" draw:id="id5" draw:layer="layout" svg:width="7.313cm" svg:height="3.048cm" svg:x="1.036cm" svg:y="9.504cm">
          <text:p text:style-name="P1"><text:span text:style-name="T2">Inventory</text:span></text:p>
          <text:p text:style-name="P1"><text:span text:style-name="T7">-theInstance : Inventory</text:span></text:p>
          <text:p text:style-name="P1"><text:span text:style-name="T2">-Inventory()</text:span></text:p>
          <text:p text:style-name="P1"><text:span text:style-name="T7">instance() : Inventory</text:span></text:p>
          <text:p text:style-name="P1"><text:span text:style-name="T2">add(item : Item, quantity: int)</text:span></text:p>
          <text:p text:style-name="P1"><text:span text:style-name="T2">remove(item : Item, quantity: int)</text:span></text:p>
          <text:p text:style-name="P1"><text:span text:style-name="T2">getQuantityFor(item : Item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014cm" svg:y1="10.033cm" svg:x2="8.327cm" svg:y2="10.033cm">
          <text:p/>
        </draw:line>
        <draw:line draw:style-name="gr2" draw:text-style-name="P3" draw:layer="layout" svg:x1="1.036cm" svg:y1="10.449cm" svg:x2="8.349cm" svg:y2="10.449cm">
          <text:p/>
        </draw:line>
        <draw:custom-shape draw:style-name="gr9" draw:text-style-name="P2" draw:layer="layout" svg:width="5.603cm" svg:height="3.22cm" svg:x="11.145cm" svg:y="7.432cm">
          <text:p text:style-name="P1"><text:span text:style-name="T8">Item</text:span></text:p>
          <text:p text:style-name="P1"><text:span text:style-name="T2">#name : String</text:span></text:p>
          <text:p text:style-name="P1"><text:span text:style-name="T2">#manufacturer : String</text:span></text:p>
          <text:p text:style-name="P1"><text:span text:style-name="T2">#partNum : String</text:span></text:p>
          <text:p text:style-name="P1"><text:span text:style-name="T2">#price : double</text:span></text:p>
          <text:p text:style-name="P1"><text:span text:style-name="T2">#Item(name : String)</text:span></text:p>
          <text:p text:style-name="P1"><text:span text:style-name="T2">getQuantity() : int</text:span></text:p>
          <text:p text:style-name="P1"><text:span text:style-name="T2">addTo(r : CustReque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128cm" svg:y1="7.878cm" svg:x2="16.731cm" svg:y2="7.878cm">
          <text:p/>
        </draw:line>
        <draw:line draw:style-name="gr2" draw:text-style-name="P3" draw:layer="layout" svg:x1="11.145cm" svg:y1="9.417cm" svg:x2="16.748cm" svg:y2="9.417cm">
          <text:p/>
        </draw:line>
        <draw:connector draw:style-name="gr10" draw:text-style-name="P7" draw:layer="layout" draw:type="line" svg:x1="9.047cm" svg:y1="5.254cm" svg:x2="11.795cm" svg:y2="5.803cm" draw:start-shape="id3" draw:start-glue-point="1" draw:end-shape="id4" draw:end-glue-point="3" svg:d="M9047 5254l2748 549" svg:viewBox="0 0 2749 550">
          <text:p/>
        </draw:connector>
        <draw:connector draw:style-name="gr11" draw:text-style-name="P7" draw:layer="layout" draw:type="line" svg:x1="5.276cm" svg:y1="7.35cm" svg:x2="4.692cm" svg:y2="9.504cm" draw:start-shape="id3" draw:start-glue-point="2" draw:end-shape="id5" draw:end-glue-point="0" svg:d="M5276 7350l-584 2154" svg:viewBox="0 0 585 2155">
          <text:p/>
        </draw:connector>
        <draw:connector draw:style-name="gr10" draw:text-style-name="P7" draw:layer="layout" draw:type="line" svg:x1="8.349cm" svg:y1="11.028cm" svg:x2="11.052cm" svg:y2="9.88cm" draw:start-shape="id5" draw:start-glue-point="1" svg:d="M8349 11028l2703-1148" svg:viewBox="0 0 2704 1149">
          <text:p/>
        </draw:connector>
        <draw:line draw:style-name="gr10" draw:text-style-name="P7" draw:layer="layout" svg:x1="9.047cm" svg:y1="6.263cm" svg:x2="11.16cm" svg:y2="7.35cm">
          <text:p/>
        </draw:line>
        <draw:frame draw:style-name="gr3" draw:text-style-name="P4" draw:layer="layout" svg:width="0.887cm" svg:height="1.038cm" svg:x="8.881cm" svg:y="4.588cm">
          <draw:text-box>
            <text:p><text:span text:style-name="T3">*</text:span></text:p>
          </draw:text-box>
        </draw:frame>
        <draw:frame draw:style-name="gr3" draw:text-style-name="P4" draw:layer="layout" svg:width="0.887cm" svg:height="1.038cm" svg:x="10.128cm" svg:y="9.983cm">
          <draw:text-box>
            <text:p><text:span text:style-name="T3">*</text:span></text:p>
          </draw:text-box>
        </draw:frame>
        <draw:custom-shape draw:style-name="gr12" draw:text-style-name="P8" draw:layer="layout" svg:width="2.54cm" svg:height="0.762cm" svg:x="8.239cm" svg:y="8.239cm">
          <text:p text:style-name="P1"><text:span text:style-name="T9">Hashtable:</text:span></text:p>
          <text:p text:style-name="P1"><text:span text:style-name="T9">Item =&gt; quant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3" draw:text-style-name="P7" draw:layer="layout" svg:x1="9.789cm" svg:y1="9.06cm" svg:x2="10.398cm" svg:y2="10.017cm">
          <text:p/>
        </draw:line>
        <draw:custom-shape draw:style-name="gr14" draw:text-style-name="P2" draw:layer="layout" svg:width="7.501cm" svg:height="1.651cm" svg:x="9.374cm" svg:y="11.795cm">
          <text:p text:style-name="P1"><text:span text:style-name="T2">Accessory</text:span></text:p>
          <text:p text:style-name="P1"><text:span text:style-name="T7"/></text:p>
          <text:p text:style-name="P1"><text:span text:style-name="T2">Item(name : String)</text:span></text:p>
          <text:p text:style-name="P1"><text:span text:style-name="T10">compatibleWith(b : Bicycle) : b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351cm" svg:y1="12.274cm" svg:x2="16.852cm" svg:y2="12.274cm">
          <text:p/>
        </draw:line>
        <draw:line draw:style-name="gr2" draw:text-style-name="P3" draw:layer="layout" svg:x1="9.374cm" svg:y1="12.557cm" svg:x2="16.875cm" svg:y2="12.557cm">
          <text:p/>
        </draw:line>
        <draw:connector draw:style-name="gr11" draw:text-style-name="P7" draw:layer="layout" draw:type="line" svg:x1="9.126cm" svg:y1="4.136cm" svg:x2="11.393cm" svg:y2="3.473cm" draw:end-shape="id6" draw:end-glue-point="3" svg:d="M9126 4136l2267-663" svg:viewBox="0 0 2268 664">
          <text:p/>
        </draw:connector>
        <draw:line draw:style-name="gr15" draw:text-style-name="P7" draw:layer="layout" svg:x1="13.827cm" svg:y1="11.795cm" svg:x2="13.954cm" svg:y2="10.652cm">
          <text:p/>
        </draw:line>
        <draw:frame draw:style-name="gr3" draw:text-style-name="P4" draw:layer="layout" svg:width="0.887cm" svg:height="1.038cm" svg:x="8.882cm" svg:y="5.688cm">
          <draw:text-box>
            <text:p><text:span text:style-name="T3">*</text:span></text:p>
          </draw:text-box>
        </draw:frame>
        <draw:frame draw:style-name="gr4" draw:text-style-name="P5" draw:layer="layout" svg:width="0.889cm" svg:height="0.806cm" svg:x="10.839cm" svg:y="5.007cm">
          <draw:text-box>
            <text:p><text:span text:style-name="T4">1</text:span></text:p>
          </draw:text-box>
        </draw:frame>
        <draw:line draw:style-name="gr16" draw:text-style-name="P7" draw:layer="layout" svg:x1="13.446cm" svg:y1="6.461cm" svg:x2="13.7cm" svg:y2="7.35cm">
          <text:p/>
        </draw:line>
        <draw:frame draw:style-name="gr3" draw:text-style-name="P4" draw:layer="layout" svg:width="0.887cm" svg:height="1.038cm" svg:x="13.528cm" svg:y="6.783cm">
          <draw:text-box>
            <text:p><text:span text:style-name="T3">*</text:span></text:p>
          </draw:text-box>
        </draw:frame>
        <draw:frame draw:style-name="gr3" draw:text-style-name="P4" draw:layer="layout" svg:width="0.887cm" svg:height="1.038cm" svg:x="12.928cm" svg:y="6.283cm">
          <draw:text-box>
            <text:p><text:span text:style-name="T3">*</text:span></text:p>
          </draw:text-box>
        </draw:frame>
        <draw:frame draw:style-name="gr3" draw:text-style-name="P4" draw:layer="layout" svg:width="0.887cm" svg:height="1.038cm" svg:x="10.628cm" svg:y="6.483cm">
          <draw:text-box>
            <text:p><text:span text:style-name="T3">*</text:span></text:p>
          </draw:text-box>
        </draw:frame>
        <draw:custom-shape draw:style-name="gr17" draw:text-style-name="P2" draw:layer="layout" svg:width="2.123cm" svg:height="1.061cm" svg:x="17.292cm" svg:y="10.16cm">
          <text:p text:style-name="P1"><text:span text:style-name="T2">Bicycle</text:span></text:p>
          <text:p text:style-name="P1"><text:span text:style-name="T5"/></text:p>
          <text:p text:style-name="P1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7.286cm" svg:y1="10.587cm" svg:x2="19.409cm" svg:y2="10.587cm">
          <text:p/>
        </draw:line>
        <draw:line draw:style-name="gr2" draw:text-style-name="P3" draw:layer="layout" svg:x1="17.292cm" svg:y1="10.773cm" svg:x2="19.415cm" svg:y2="10.773cm">
          <text:p/>
        </draw:line>
        <draw:line draw:style-name="gr15" draw:text-style-name="P7" draw:layer="layout" svg:x1="17.51cm" svg:y1="10.144cm" svg:x2="16.748cm" svg:y2="9.128cm">
          <text:p/>
        </draw:line>
        <draw:frame draw:style-name="gr3" draw:text-style-name="P4" draw:layer="layout" svg:width="0.887cm" svg:height="1.038cm" svg:x="18.395cm" svg:y="11.083cm">
          <draw:text-box>
            <text:p><text:span text:style-name="T3">*</text:span></text:p>
          </draw:text-box>
        </draw:frame>
        <draw:frame draw:style-name="gr3" draw:text-style-name="P4" draw:layer="layout" svg:width="0.887cm" svg:height="1.038cm" svg:x="16.729cm" svg:y="12.349cm">
          <draw:text-box>
            <text:p><text:span text:style-name="T3">*</text:span></text:p>
          </draw:text-box>
        </draw:frame>
        <draw:custom-shape draw:style-name="gr18" draw:text-style-name="P8" draw:layer="layout" svg:width="1.523cm" svg:height="0.549cm" svg:x="17.378cm" svg:y="11.808cm">
          <text:p text:style-name="P1"><text:span text:style-name="T9">ArrayLis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7" draw:layer="layout" svg:x1="16.875cm" svg:y1="12.938cm" svg:x2="19.034cm" svg:y2="12.938cm">
          <text:p/>
        </draw:line>
        <draw:line draw:style-name="gr19" draw:text-style-name="P7" draw:layer="layout" svg:x1="19.034cm" svg:y1="11.287cm" svg:x2="19.034cm" svg:y2="12.9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19-05-21T16:07:28.105114982</dc:date>
    <meta:editing-duration>PT1H15M16S</meta:editing-duration>
    <meta:editing-cycles>19</meta:editing-cycles>
    <meta:document-statistic meta:object-count="46"/>
  </office:meta>
</office:document-meta>
</file>